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259728813559" calcext:value-type="float">
            <text:p>2.0926</text:p>
          </table:table-cell>
          <table:table-cell office:value-type="float" office:value="2.5762411299435" calcext:value-type="float">
            <text:p>2.57624</text:p>
          </table:table-cell>
          <table:table-cell office:value-type="float" office:value="3.42198481355932" calcext:value-type="float">
            <text:p>3.421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4872795480226" calcext:value-type="float">
            <text:p>2.14873</text:p>
          </table:table-cell>
          <table:table-cell office:value-type="float" office:value="2.40644592090395" calcext:value-type="float">
            <text:p>2.40645</text:p>
          </table:table-cell>
          <table:table-cell office:value-type="float" office:value="3.11881762711864" calcext:value-type="float">
            <text:p>3.1188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8847518644068" calcext:value-type="float">
            <text:p>2.38848</text:p>
          </table:table-cell>
          <table:table-cell office:value-type="float" office:value="2.00661880225989" calcext:value-type="float">
            <text:p>2.00662</text:p>
          </table:table-cell>
          <table:table-cell office:value-type="float" office:value="2.71754305084746" calcext:value-type="float">
            <text:p>2.717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752042259887" calcext:value-type="float">
            <text:p>2.3752</text:p>
          </table:table-cell>
          <table:table-cell office:value-type="float" office:value="2.04583891525424" calcext:value-type="float">
            <text:p>2.04584</text:p>
          </table:table-cell>
          <table:table-cell office:value-type="float" office:value="2.77008515254237" calcext:value-type="float">
            <text:p>2.770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6173062146893" calcext:value-type="float">
            <text:p>2.36173</text:p>
          </table:table-cell>
          <table:table-cell office:value-type="float" office:value="2.08528644067797" calcext:value-type="float">
            <text:p>2.08529</text:p>
          </table:table-cell>
          <table:table-cell office:value-type="float" office:value="2.73226793220339" calcext:value-type="float">
            <text:p>2.732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67891525424" calcext:value-type="float">
            <text:p>2.24068</text:p>
          </table:table-cell>
          <table:table-cell office:value-type="float" office:value="2.32756151412429" calcext:value-type="float">
            <text:p>2.32756</text:p>
          </table:table-cell>
          <table:table-cell office:value-type="float" office:value="3.33032325423729" calcext:value-type="float">
            <text:p>3.330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36053559322" calcext:value-type="float">
            <text:p>2.32361</text:p>
          </table:table-cell>
          <table:table-cell office:value-type="float" office:value="2.20844693785311" calcext:value-type="float">
            <text:p>2.20845</text:p>
          </table:table-cell>
          <table:table-cell office:value-type="float" office:value="3.21328054237288" calcext:value-type="float">
            <text:p>3.213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993145762712" calcext:value-type="float">
            <text:p>2.31993</text:p>
          </table:table-cell>
          <table:table-cell office:value-type="float" office:value="2.22051360451977" calcext:value-type="float">
            <text:p>2.22051</text:p>
          </table:table-cell>
          <table:table-cell office:value-type="float" office:value="3.12320189830508" calcext:value-type="float">
            <text:p>3.123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604404519774" calcext:value-type="float">
            <text:p>2.18604</text:p>
          </table:table-cell>
          <table:table-cell office:value-type="float" office:value="2.31964122033898" calcext:value-type="float">
            <text:p>2.31964</text:p>
          </table:table-cell>
          <table:table-cell office:value-type="float" office:value="2.98649138983051" calcext:value-type="float">
            <text:p>2.986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564357062147" calcext:value-type="float">
            <text:p>2.30564</text:p>
          </table:table-cell>
          <table:table-cell office:value-type="float" office:value="2.24744187570621" calcext:value-type="float">
            <text:p>2.24744</text:p>
          </table:table-cell>
          <table:table-cell office:value-type="float" office:value="2.89761545762712" calcext:value-type="float">
            <text:p>2.897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035606779661" calcext:value-type="float">
            <text:p>2.30036</text:p>
          </table:table-cell>
          <table:table-cell office:value-type="float" office:value="2.20460849717514" calcext:value-type="float">
            <text:p>2.20461</text:p>
          </table:table-cell>
          <table:table-cell office:value-type="float" office:value="2.89753816949153" calcext:value-type="float">
            <text:p>2.897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253997740113" calcext:value-type="float">
            <text:p>2.29254</text:p>
          </table:table-cell>
          <table:table-cell office:value-type="float" office:value="2.19316054237288" calcext:value-type="float">
            <text:p>2.19316</text:p>
          </table:table-cell>
          <table:table-cell office:value-type="float" office:value="2.85936949152542" calcext:value-type="float">
            <text:p>2.859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71100564972" calcext:value-type="float">
            <text:p>2.29171</text:p>
          </table:table-cell>
          <table:table-cell office:value-type="float" office:value="2.15455835028249" calcext:value-type="float">
            <text:p>2.15456</text:p>
          </table:table-cell>
          <table:table-cell office:value-type="float" office:value="2.83929437288136" calcext:value-type="float">
            <text:p>2.839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853776271186" calcext:value-type="float">
            <text:p>2.29854</text:p>
          </table:table-cell>
          <table:table-cell office:value-type="float" office:value="2.28932250847458" calcext:value-type="float">
            <text:p>2.28932</text:p>
          </table:table-cell>
          <table:table-cell office:value-type="float" office:value="3.03398969491525" calcext:value-type="float">
            <text:p>3.033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73274576271" calcext:value-type="float">
            <text:p>2.28873</text:p>
          </table:table-cell>
          <table:table-cell office:value-type="float" office:value="2.18943534463277" calcext:value-type="float">
            <text:p>2.18944</text:p>
          </table:table-cell>
          <table:table-cell office:value-type="float" office:value="2.98897410169492" calcext:value-type="float">
            <text:p>2.988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538833898305" calcext:value-type="float">
            <text:p>2.28539</text:p>
          </table:table-cell>
          <table:table-cell office:value-type="float" office:value="2.25272042937853" calcext:value-type="float">
            <text:p>2.25272</text:p>
          </table:table-cell>
          <table:table-cell office:value-type="float" office:value="3.128528" calcext:value-type="float">
            <text:p>3.128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470160451977" calcext:value-type="float">
            <text:p>2.2847</text:p>
          </table:table-cell>
          <table:table-cell office:value-type="float" office:value="2.1651706440678" calcext:value-type="float">
            <text:p>2.16517</text:p>
          </table:table-cell>
          <table:table-cell office:value-type="float" office:value="2.88697518644068" calcext:value-type="float">
            <text:p>2.886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409159322034" calcext:value-type="float">
            <text:p>2.28409</text:p>
          </table:table-cell>
          <table:table-cell office:value-type="float" office:value="2.21427046327684" calcext:value-type="float">
            <text:p>2.21427</text:p>
          </table:table-cell>
          <table:table-cell office:value-type="float" office:value="2.99920054237288" calcext:value-type="float">
            <text:p>2.99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318953672316" calcext:value-type="float">
            <text:p>2.28319</text:p>
          </table:table-cell>
          <table:table-cell office:value-type="float" office:value="2.16584648587571" calcext:value-type="float">
            <text:p>2.16585</text:p>
          </table:table-cell>
          <table:table-cell office:value-type="float" office:value="2.88826033898305" calcext:value-type="float">
            <text:p>2.888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18892655367" calcext:value-type="float">
            <text:p>2.28219</text:p>
          </table:table-cell>
          <table:table-cell office:value-type="float" office:value="2.20891107344633" calcext:value-type="float">
            <text:p>2.20891</text:p>
          </table:table-cell>
          <table:table-cell office:value-type="float" office:value="2.99554250847458" calcext:value-type="float">
            <text:p>2.995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161830508475" calcext:value-type="float">
            <text:p>2.28162</text:p>
          </table:table-cell>
          <table:table-cell office:value-type="float" office:value="2.18877231638418" calcext:value-type="float">
            <text:p>2.18877</text:p>
          </table:table-cell>
          <table:table-cell office:value-type="float" office:value="2.89543213559322" calcext:value-type="float">
            <text:p>2.895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1264" calcext:value-type="float">
            <text:p>2.28126</text:p>
          </table:table-cell>
          <table:table-cell office:value-type="float" office:value="2.15697722033898" calcext:value-type="float">
            <text:p>2.15698</text:p>
          </table:table-cell>
          <table:table-cell office:value-type="float" office:value="2.83957423728814" calcext:value-type="float">
            <text:p>2.839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67821468927" calcext:value-type="float">
            <text:p>2.27868</text:p>
          </table:table-cell>
          <table:table-cell office:value-type="float" office:value="2.14309527683616" calcext:value-type="float">
            <text:p>2.1431</text:p>
          </table:table-cell>
          <table:table-cell office:value-type="float" office:value="2.92939362711864" calcext:value-type="float">
            <text:p>2.929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6512465536723" calcext:value-type="float">
            <text:p>2.26512</text:p>
          </table:table-cell>
          <table:table-cell office:value-type="float" office:value="2.27856951412429" calcext:value-type="float">
            <text:p>2.27857</text:p>
          </table:table-cell>
          <table:table-cell office:value-type="float" office:value="3.06284827118644" calcext:value-type="float">
            <text:p>3.062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836275706215" calcext:value-type="float">
            <text:p>2.27836</text:p>
          </table:table-cell>
          <table:table-cell office:value-type="float" office:value="2.21809292655367" calcext:value-type="float">
            <text:p>2.21809</text:p>
          </table:table-cell>
          <table:table-cell office:value-type="float" office:value="3.05908094915254" calcext:value-type="float">
            <text:p>3.059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208054237288" calcext:value-type="float">
            <text:p>2.27208</text:p>
          </table:table-cell>
          <table:table-cell office:value-type="float" office:value="2.11408833898305" calcext:value-type="float">
            <text:p>2.11409</text:p>
          </table:table-cell>
          <table:table-cell office:value-type="float" office:value="2.790912" calcext:value-type="float">
            <text:p>2.790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7725661016949" calcext:value-type="float">
            <text:p>2.27726</text:p>
          </table:table-cell>
          <table:table-cell office:value-type="float" office:value="2.27191401129943" calcext:value-type="float">
            <text:p>2.27191</text:p>
          </table:table-cell>
          <table:table-cell office:value-type="float" office:value="3.29512813559322" calcext:value-type="float">
            <text:p>3.295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61473446328" calcext:value-type="float">
            <text:p>2.26461</text:p>
          </table:table-cell>
          <table:table-cell office:value-type="float" office:value="2.23051145762712" calcext:value-type="float">
            <text:p>2.23051</text:p>
          </table:table-cell>
          <table:table-cell office:value-type="float" office:value="3.14098847457627" calcext:value-type="float">
            <text:p>3.140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6431353672316" calcext:value-type="float">
            <text:p>2.26431</text:p>
          </table:table-cell>
          <table:table-cell office:value-type="float" office:value="2.25937771751412" calcext:value-type="float">
            <text:p>2.25938</text:p>
          </table:table-cell>
          <table:table-cell office:value-type="float" office:value="2.97997342372881" calcext:value-type="float">
            <text:p>2.979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92544632768" calcext:value-type="float">
            <text:p>2.26293</text:p>
          </table:table-cell>
          <table:table-cell office:value-type="float" office:value="2.35041516384181" calcext:value-type="float">
            <text:p>2.35042</text:p>
          </table:table-cell>
          <table:table-cell office:value-type="float" office:value="3.35377545762712" calcext:value-type="float">
            <text:p>3.3537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43439548023" calcext:value-type="float">
            <text:p>2.26243</text:p>
          </table:table-cell>
          <table:table-cell office:value-type="float" office:value="2.26765066666667" calcext:value-type="float">
            <text:p>2.26765</text:p>
          </table:table-cell>
          <table:table-cell office:value-type="float" office:value="2.99055593220339" calcext:value-type="float">
            <text:p>2.990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085665536723" calcext:value-type="float">
            <text:p>2.26086</text:p>
          </table:table-cell>
          <table:table-cell office:value-type="float" office:value="2.2834455819209" calcext:value-type="float">
            <text:p>2.28345</text:p>
          </table:table-cell>
          <table:table-cell office:value-type="float" office:value="3.22536569491525" calcext:value-type="float">
            <text:p>3.225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755624858757" calcext:value-type="float">
            <text:p>2.25756</text:p>
          </table:table-cell>
          <table:table-cell office:value-type="float" office:value="2.23521794350282" calcext:value-type="float">
            <text:p>2.23522</text:p>
          </table:table-cell>
          <table:table-cell office:value-type="float" office:value="2.91608894915254" calcext:value-type="float">
            <text:p>2.916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388594350282" calcext:value-type="float">
            <text:p>2.26389</text:p>
          </table:table-cell>
          <table:table-cell office:value-type="float" office:value="2.25488718644068" calcext:value-type="float">
            <text:p>2.25489</text:p>
          </table:table-cell>
          <table:table-cell office:value-type="float" office:value="2.88352325423729" calcext:value-type="float">
            <text:p>2.883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120352542373" calcext:value-type="float">
            <text:p>2.2512</text:p>
          </table:table-cell>
          <table:table-cell office:value-type="float" office:value="2.26249798870057" calcext:value-type="float">
            <text:p>2.2625</text:p>
          </table:table-cell>
          <table:table-cell office:value-type="float" office:value="2.93385789830508" calcext:value-type="float">
            <text:p>2.9338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004476836158" calcext:value-type="float">
            <text:p>2.25004</text:p>
          </table:table-cell>
          <table:table-cell office:value-type="float" office:value="2.24750058757062" calcext:value-type="float">
            <text:p>2.2475</text:p>
          </table:table-cell>
          <table:table-cell office:value-type="float" office:value="3.15225762711864" calcext:value-type="float">
            <text:p>3.152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407794350282" calcext:value-type="float">
            <text:p>2.24408</text:p>
          </table:table-cell>
          <table:table-cell office:value-type="float" office:value="2.37786585310734" calcext:value-type="float">
            <text:p>2.37787</text:p>
          </table:table-cell>
          <table:table-cell office:value-type="float" office:value="3.45174671186441" calcext:value-type="float">
            <text:p>3.451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150655367232" calcext:value-type="float">
            <text:p>2.24151</text:p>
          </table:table-cell>
          <table:table-cell office:value-type="float" office:value="2.36462542372881" calcext:value-type="float">
            <text:p>2.36463</text:p>
          </table:table-cell>
          <table:table-cell office:value-type="float" office:value="3.33170983050847" calcext:value-type="float">
            <text:p>3.331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9768702824859" calcext:value-type="float">
            <text:p>2.29769</text:p>
          </table:table-cell>
          <table:table-cell office:value-type="float" office:value="2.22849233898305" calcext:value-type="float">
            <text:p>2.22849</text:p>
          </table:table-cell>
          <table:table-cell office:value-type="float" office:value="3.0283693559322" calcext:value-type="float">
            <text:p>3.028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47656497175" calcext:value-type="float">
            <text:p>2.22848</text:p>
          </table:table-cell>
          <table:table-cell office:value-type="float" office:value="2.30187102824859" calcext:value-type="float">
            <text:p>2.30187</text:p>
          </table:table-cell>
          <table:table-cell office:value-type="float" office:value="2.93756989830509" calcext:value-type="float">
            <text:p>2.9375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954849717514" calcext:value-type="float">
            <text:p>2.20955</text:p>
          </table:table-cell>
          <table:table-cell office:value-type="float" office:value="2.22604883615819" calcext:value-type="float">
            <text:p>2.22605</text:p>
          </table:table-cell>
          <table:table-cell office:value-type="float" office:value="2.96003444067797" calcext:value-type="float">
            <text:p>2.960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602711864407" calcext:value-type="float">
            <text:p>2.22603</text:p>
          </table:table-cell>
          <table:table-cell office:value-type="float" office:value="2.3383615819209" calcext:value-type="float">
            <text:p>2.33836</text:p>
          </table:table-cell>
          <table:table-cell office:value-type="float" office:value="3.15559674576271" calcext:value-type="float">
            <text:p>3.15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13349152542" calcext:value-type="float">
            <text:p>2.22513</text:p>
          </table:table-cell>
          <table:table-cell office:value-type="float" office:value="2.26854320903955" calcext:value-type="float">
            <text:p>2.26854</text:p>
          </table:table-cell>
          <table:table-cell office:value-type="float" office:value="3.01007945762712" calcext:value-type="float">
            <text:p>3.010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64992090395" calcext:value-type="float">
            <text:p>2.21865</text:p>
          </table:table-cell>
          <table:table-cell office:value-type="float" office:value="2.2062495819209" calcext:value-type="float">
            <text:p>2.20625</text:p>
          </table:table-cell>
          <table:table-cell office:value-type="float" office:value="2.85287647457627" calcext:value-type="float">
            <text:p>2.852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81590960452" calcext:value-type="float">
            <text:p>2.21816</text:p>
          </table:table-cell>
          <table:table-cell office:value-type="float" office:value="2.32464745762712" calcext:value-type="float">
            <text:p>2.32465</text:p>
          </table:table-cell>
          <table:table-cell office:value-type="float" office:value="3.20812691525424" calcext:value-type="float">
            <text:p>3.208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1756829378531" calcext:value-type="float">
            <text:p>2.21757</text:p>
          </table:table-cell>
          <table:table-cell office:value-type="float" office:value="2.27500174011299" calcext:value-type="float">
            <text:p>2.275</text:p>
          </table:table-cell>
          <table:table-cell office:value-type="float" office:value="2.97965938983051" calcext:value-type="float">
            <text:p>2.979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1866589830508" calcext:value-type="float">
            <text:p>2.31867</text:p>
          </table:table-cell>
          <table:table-cell office:value-type="float" office:value="2.21469166101695" calcext:value-type="float">
            <text:p>2.21469</text:p>
          </table:table-cell>
          <table:table-cell office:value-type="float" office:value="3.2127026440678" calcext:value-type="float">
            <text:p>3.212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56201129943" calcext:value-type="float">
            <text:p>2.21056</text:p>
          </table:table-cell>
          <table:table-cell office:value-type="float" office:value="2.32055432768362" calcext:value-type="float">
            <text:p>2.32055</text:p>
          </table:table-cell>
          <table:table-cell office:value-type="float" office:value="3.12467959322034" calcext:value-type="float">
            <text:p>3.124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0756928813559" calcext:value-type="float">
            <text:p>2.20757</text:p>
          </table:table-cell>
          <table:table-cell office:value-type="float" office:value="2.32528872316384" calcext:value-type="float">
            <text:p>2.32529</text:p>
          </table:table-cell>
          <table:table-cell office:value-type="float" office:value="2.83461938983051" calcext:value-type="float">
            <text:p>2.834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7802259887" calcext:value-type="float">
            <text:p>2.20678</text:p>
          </table:table-cell>
          <table:table-cell office:value-type="float" office:value="2.35418836158192" calcext:value-type="float">
            <text:p>2.35419</text:p>
          </table:table-cell>
          <table:table-cell office:value-type="float" office:value="3.09145355932203" calcext:value-type="float">
            <text:p>3.091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32533333333" calcext:value-type="float">
            <text:p>2.20333</text:p>
          </table:table-cell>
          <table:table-cell office:value-type="float" office:value="2.33448024858757" calcext:value-type="float">
            <text:p>2.33448</text:p>
          </table:table-cell>
          <table:table-cell office:value-type="float" office:value="3.00004745762712" calcext:value-type="float">
            <text:p>3.0000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143839548023" calcext:value-type="float">
            <text:p>2.20144</text:p>
          </table:table-cell>
          <table:table-cell office:value-type="float" office:value="2.38325398870056" calcext:value-type="float">
            <text:p>2.38325</text:p>
          </table:table-cell>
          <table:table-cell office:value-type="float" office:value="3.10143918644068" calcext:value-type="float">
            <text:p>3.101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983053107345" calcext:value-type="float">
            <text:p>2.19983</text:p>
          </table:table-cell>
          <table:table-cell office:value-type="float" office:value="2.32988488135593" calcext:value-type="float">
            <text:p>2.32988</text:p>
          </table:table-cell>
          <table:table-cell office:value-type="float" office:value="3.04876583050847" calcext:value-type="float">
            <text:p>3.048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767534463277" calcext:value-type="float">
            <text:p>2.19768</text:p>
          </table:table-cell>
          <table:table-cell office:value-type="float" office:value="2.31122133333333" calcext:value-type="float">
            <text:p>2.31122</text:p>
          </table:table-cell>
          <table:table-cell office:value-type="float" office:value="2.92679105084746" calcext:value-type="float">
            <text:p>2.926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313315254237" calcext:value-type="float">
            <text:p>2.19313</text:p>
          </table:table-cell>
          <table:table-cell office:value-type="float" office:value="2.35361925423729" calcext:value-type="float">
            <text:p>2.35362</text:p>
          </table:table-cell>
          <table:table-cell office:value-type="float" office:value="3.17416027118644" calcext:value-type="float">
            <text:p>3.174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476931073446" calcext:value-type="float">
            <text:p>2.29477</text:p>
          </table:table-cell>
          <table:table-cell office:value-type="float" office:value="2.153104" calcext:value-type="float">
            <text:p>2.1531</text:p>
          </table:table-cell>
          <table:table-cell office:value-type="float" office:value="2.90125938983051" calcext:value-type="float">
            <text:p>2.9012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921762711864" calcext:value-type="float">
            <text:p>2.28922</text:p>
          </table:table-cell>
          <table:table-cell office:value-type="float" office:value="2.15125853107345" calcext:value-type="float">
            <text:p>2.15126</text:p>
          </table:table-cell>
          <table:table-cell office:value-type="float" office:value="2.81028881355932" calcext:value-type="float">
            <text:p>2.8102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4952137853107" calcext:value-type="float">
            <text:p>2.14952</text:p>
          </table:table-cell>
          <table:table-cell office:value-type="float" office:value="2.42190149152542" calcext:value-type="float">
            <text:p>2.4219</text:p>
          </table:table-cell>
          <table:table-cell office:value-type="float" office:value="3.21437477966102" calcext:value-type="float">
            <text:p>3.214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1226632768362" calcext:value-type="float">
            <text:p>2.11227</text:p>
          </table:table-cell>
          <table:table-cell office:value-type="float" office:value="2.52573344632768" calcext:value-type="float">
            <text:p>2.52573</text:p>
          </table:table-cell>
          <table:table-cell office:value-type="float" office:value="3.37862128813559" calcext:value-type="float">
            <text:p>3.378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6778815819209" calcext:value-type="float">
            <text:p>2.36779</text:p>
          </table:table-cell>
          <table:table-cell office:value-type="float" office:value="2.04973211299435" calcext:value-type="float">
            <text:p>2.04973</text:p>
          </table:table-cell>
          <table:table-cell office:value-type="float" office:value="2.61622454237288" calcext:value-type="float">
            <text:p>2.6162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0" calcext:value-type="float">
            <text:p>0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4" calcext:value-type="float">
            <text:p>4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0" calcext:value-type="float">
            <text:p>0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5" calcext:value-type="float">
            <text:p>5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0" calcext:value-type="float">
            <text:p>0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0" calcext:value-type="float">
            <text:p>0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4" calcext:value-type="float">
            <text:p>4</text:p>
          </table:table-cell>
          <table:table-cell table:formula="of:=SUM([.BF1:.BF5])" office:value-type="float" office:value="0" calcext:value-type="float">
            <text:p>0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8:41.921454059</dc:date>
    <meta:document-statistic meta:table-count="1" meta:cell-count="4640" meta:object-count="0"/>
    <meta:generator>LibreOffice/4.2.8.2$Linux_X86_64 LibreOffice_project/420m0$Build-2</meta:generator>
  </office:meta>
</office:document-meta>
</file>